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79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19">[</text:span>%<text:span text:style-name="T19">]</text:span></text:p>
          </table:table-cell>
          <table:table-cell table:style-name="Table2.I2" office:value-type="string">
            <text:p text:style-name="P66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8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23:51.258234580</dc:date>
    <meta:editing-duration>P1DT17H15M13S</meta:editing-duration>
    <meta:editing-cycles>255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27" meta:character-count="1446" meta:non-whitespace-character-count="1353"/>
  </office:meta>
</office:document-meta>
</file>